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AB131C5D1135E4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96cm, 9.137cm, 17.263cm, 5.67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738cm" svg:height="11.399cm" svg:x="0.201cm" svg:y="0.201cm">
          <draw:image xlink:href="Pictures/10000000000005E8000007E0DAB131C5D1135E4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21:43.427128368</dc:date>
    <meta:editing-duration>PT2M5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